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ymbol" style:font-charset="x-symbol"/>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841cm" fo:margin-left="-0.064cm" table:align="left" style:writing-mode="lr-tb"/>
    </style:style>
    <style:style style:name="Table1.A" style:family="table-column">
      <style:table-column-properties style:column-width="4.655cm"/>
    </style:style>
    <style:style style:name="Table1.B" style:family="table-column">
      <style:table-column-properties style:column-width="2.032cm"/>
    </style:style>
    <style:style style:name="Table1.F" style:family="table-column">
      <style:table-column-properties style:column-width="2.058cm"/>
    </style:style>
    <style:style style:name="Table1.1" style:family="table-row">
      <style:table-row-properties style:min-row-height="0.436cm" fo:keep-together="auto"/>
    </style:style>
    <style:style style:name="Table1.A1" style:family="table-cell">
      <style:table-cell-properties style:vertical-align="top" fo:padding-left="0.051cm" fo:padding-right="0.051cm" fo:padding-top="0cm" fo:padding-bottom="0cm" fo:border-left="0.75pt solid #000000" fo:border-right="none" fo:border-top="0.75pt solid #000000" fo:border-bottom="0.75pt solid #000000" style:writing-mode="lr-tb"/>
    </style:style>
    <style:style style:name="Table1.B1" style:family="table-cell">
      <style:table-cell-properties style:vertical-align="top" fo:padding-left="0.051cm" fo:padding-right="0.051cm" fo:padding-top="0cm" fo:padding-bottom="0cm" fo:border-left="0.75pt dashed #ffffff" fo:border-right="none" fo:border-top="0.75pt solid #000000" fo:border-bottom="0.75pt solid #000000" style:writing-mode="lr-tb"/>
    </style:style>
    <style:style style:name="Table1.C1" style:family="table-cell">
      <style:table-cell-properties style:vertical-align="top" fo:padding-left="0.051cm" fo:padding-right="0.051cm" fo:padding-top="0cm" fo:padding-bottom="0cm" fo:border-left="none" fo:border-right="none" fo:border-top="0.75pt solid #000000" fo:border-bottom="0.75pt solid #000000" style:writing-mode="lr-tb"/>
    </style:style>
    <style:style style:name="Table1.F1" style:family="table-cell">
      <style:table-cell-properties style:vertical-align="top" fo:padding-left="0.051cm" fo:padding-right="0.051cm" fo:padding-top="0cm" fo:padding-bottom="0cm" fo:border-left="none" fo:border-right="0.75pt solid #000000" fo:border-top="0.75pt solid #000000" fo:border-bottom="0.75pt solid #000000" style:writing-mode="lr-tb"/>
    </style:style>
    <style:style style:name="Table1.A2" style:family="table-cell">
      <style:table-cell-properties style:vertical-align="top" fo:padding-left="0.051cm" fo:padding-right="0.051cm" fo:padding-top="0cm" fo:padding-bottom="0cm" fo:border-left="0.75pt solid #000000" fo:border-right="none" fo:border-top="none" fo:border-bottom="none" style:writing-mode="lr-tb"/>
    </style:style>
    <style:style style:name="Table1.B2" style:family="table-cell">
      <style:table-cell-properties style:vertical-align="top" fo:padding-left="0.051cm" fo:padding-right="0.051cm" fo:padding-top="0cm" fo:padding-bottom="0cm" fo:border-left="0.75pt dashed #ffffff" fo:border-right="none" fo:border-top="none" fo:border-bottom="none" style:writing-mode="lr-tb"/>
    </style:style>
    <style:style style:name="Table1.C2" style:family="table-cell">
      <style:table-cell-properties style:vertical-align="top" fo:padding-left="0.051cm" fo:padding-right="0.051cm" fo:padding-top="0cm" fo:padding-bottom="0cm" fo:border="none" style:writing-mode="lr-tb"/>
    </style:style>
    <style:style style:name="Table1.F2" style:family="table-cell">
      <style:table-cell-properties style:vertical-align="top" fo:padding-left="0.051cm" fo:padding-right="0.051cm" fo:padding-top="0cm" fo:padding-bottom="0cm" fo:border-left="none" fo:border-right="0.75pt solid #000000" fo:border-top="none" fo:border-bottom="none" style:writing-mode="lr-tb"/>
    </style:style>
    <style:style style:name="Table2" style:family="table">
      <style:table-properties style:width="14.249cm" fo:margin-left="-0.064cm" table:align="left" style:writing-mode="lr-tb"/>
    </style:style>
    <style:style style:name="Table2.A" style:family="table-column">
      <style:table-column-properties style:column-width="4.655cm"/>
    </style:style>
    <style:style style:name="Table2.B" style:family="table-column">
      <style:table-column-properties style:column-width="3.189cm"/>
    </style:style>
    <style:style style:name="Table2.D" style:family="table-column">
      <style:table-column-properties style:column-width="3.216cm"/>
    </style:style>
    <style:style style:name="Table2.1" style:family="table-row">
      <style:table-row-properties style:min-row-height="0.436cm" fo:keep-together="auto"/>
    </style:style>
    <style:style style:name="Table2.A1" style:family="table-cell">
      <style:table-cell-properties style:vertical-align="top" fo:padding-left="0.051cm" fo:padding-right="0.051cm" fo:padding-top="0cm" fo:padding-bottom="0cm" fo:border-left="0.75pt solid #000000" fo:border-right="none" fo:border-top="0.75pt solid #000000" fo:border-bottom="0.75pt solid #000000" style:writing-mode="lr-tb"/>
    </style:style>
    <style:style style:name="Table2.B1" style:family="table-cell">
      <style:table-cell-properties style:vertical-align="top" fo:padding-left="0.051cm" fo:padding-right="0.051cm" fo:padding-top="0cm" fo:padding-bottom="0cm" fo:border-left="0.75pt dashed #ffffff" fo:border-right="none" fo:border-top="0.75pt solid #000000" fo:border-bottom="0.75pt solid #000000" style:writing-mode="lr-tb"/>
    </style:style>
    <style:style style:name="Table2.C1" style:family="table-cell">
      <style:table-cell-properties style:vertical-align="top" fo:padding-left="0.051cm" fo:padding-right="0.051cm" fo:padding-top="0cm" fo:padding-bottom="0cm" fo:border-left="none" fo:border-right="none" fo:border-top="0.75pt solid #000000" fo:border-bottom="0.75pt solid #000000" style:writing-mode="lr-tb"/>
    </style:style>
    <style:style style:name="Table2.D1" style:family="table-cell">
      <style:table-cell-properties style:vertical-align="top" fo:padding-left="0.051cm" fo:padding-right="0.051cm" fo:padding-top="0cm" fo:padding-bottom="0cm" fo:border-left="none" fo:border-right="0.75pt solid #000000" fo:border-top="0.75pt solid #000000" fo:border-bottom="0.75pt solid #000000" style:writing-mode="lr-tb"/>
    </style:style>
    <style:style style:name="Table2.A2" style:family="table-cell">
      <style:table-cell-properties style:vertical-align="top" fo:padding-left="0.051cm" fo:padding-right="0.051cm" fo:padding-top="0cm" fo:padding-bottom="0cm" fo:border-left="0.75pt solid #000000" fo:border-right="none" fo:border-top="none" fo:border-bottom="none" style:writing-mode="lr-tb"/>
    </style:style>
    <style:style style:name="Table2.B2" style:family="table-cell">
      <style:table-cell-properties style:vertical-align="top" fo:padding-left="0.051cm" fo:padding-right="0.051cm" fo:padding-top="0cm" fo:padding-bottom="0cm" fo:border-left="0.75pt dashed #ffffff" fo:border-right="none" fo:border-top="none" fo:border-bottom="none" style:writing-mode="lr-tb"/>
    </style:style>
    <style:style style:name="Table2.C2" style:family="table-cell">
      <style:table-cell-properties style:vertical-align="top" fo:padding-left="0.051cm" fo:padding-right="0.051cm" fo:padding-top="0cm" fo:padding-bottom="0cm" fo:border="none" style:writing-mode="lr-tb"/>
    </style:style>
    <style:style style:name="Table2.D2" style:family="table-cell">
      <style:table-cell-properties style:vertical-align="top" fo:padding-left="0.051cm" fo:padding-right="0.051cm" fo:padding-top="0cm" fo:padding-bottom="0cm" fo:border-left="none" fo:border-right="0.75pt solid #000000" fo:border-top="none" fo:border-bottom="none" style:writing-mode="lr-tb"/>
    </style:style>
    <style:style style:name="P1" style:family="paragraph" style:parent-style-name="Caption">
      <style:paragraph-properties fo:padding="0.035cm" fo:border="0.74pt solid #000000"/>
    </style:style>
    <style:style style:name="P2" style:family="paragraph" style:parent-style-name="Footer">
      <style:paragraph-properties>
        <style:tab-stops>
          <style:tab-stop style:position="3.81cm" style:type="center"/>
          <style:tab-stop style:position="14.651cm" style:type="right"/>
        </style:tab-stops>
      </style:paragraph-properties>
    </style:style>
    <style:style style:name="P3" style:family="paragraph" style:parent-style-name="Footer">
      <style:paragraph-properties fo:padding-left="0cm" fo:padding-right="0cm" fo:padding-top="0.035cm" fo:padding-bottom="0cm" fo:border-left="none" fo:border-right="none" fo:border-top="0.74pt solid #000000" fo:border-bottom="none"/>
    </style:style>
    <style:style style:name="P4" style:family="paragraph" style:parent-style-name="Heading_20_1" style:master-page-name="Standard">
      <style:paragraph-properties fo:text-align="start" style:justify-single-word="false" style:page-number="130"/>
    </style:style>
    <style:style style:name="P5" style:family="paragraph" style:parent-style-name="Standard">
      <style:text-properties fo:color="#000000" style:font-name="Arial" fo:language="en" fo:country="US" style:font-name-asian="Arial" style:font-name-complex="Arial"/>
    </style:style>
    <style:style style:name="P6" style:family="paragraph" style:parent-style-name="Standard">
      <style:paragraph-properties fo:text-align="center" style:justify-single-word="false"/>
      <style:text-properties fo:color="#000000" style:font-name="Arial" fo:language="en" fo:country="US" style:font-name-asian="Arial" style:font-name-complex="Arial"/>
    </style:style>
    <style:style style:name="P7" style:family="paragraph" style:parent-style-name="Table">
      <style:paragraph-properties fo:text-align="start" style:justify-single-word="false"/>
    </style:style>
    <style:style style:name="P8" style:family="paragraph" style:parent-style-name="Table">
      <style:paragraph-properties fo:text-align="center" style:justify-single-word="false"/>
    </style:style>
    <style:style style:name="P9" style:family="paragraph" style:parent-style-name="Text_20_body">
      <style:paragraph-properties fo:text-align="center" style:justify-single-word="false" fo:padding="0.035cm" fo:border="0.74pt solid #000000"/>
    </style:style>
    <style:style style:name="T1" style:family="text">
      <style:text-properties style:font-name="Arial" fo:font-size="16pt" fo:font-weight="bold" style:font-name-asian="Arial" style:font-size-asian="16pt" style:font-weight-asian="bold" style:font-name-complex="Arial" style:font-size-complex="16pt"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style:font-name="Symbol" style:font-name-asian="Symbol" style:font-name-complex="Symbol"/>
    </style:style>
    <style:style style:name="T4" style:family="text">
      <style:text-properties style:font-name="Symbol" fo:font-size="16pt" fo:font-weight="bold" style:font-name-asian="Symbol" style:font-size-asian="16pt" style:font-weight-asian="bold" style:font-name-complex="Symbol" style:font-size-complex="16pt" style:font-weight-complex="bold"/>
    </style:style>
    <style:style style:name="T5" style:family="text">
      <style:text-properties style:text-position="super 58%"/>
    </style:style>
    <style:style style:name="T6" style:family="text">
      <style:text-properties style:text-position="super 58%" style:font-name="Arial" fo:font-size="16pt" fo:font-weight="bold" style:font-name-asian="Arial" style:font-size-asian="16pt" style:font-weight-asian="bold" style:font-name-complex="Arial" style:font-size-complex="16pt" style:font-weight-complex="bold"/>
    </style:style>
    <style:style style:name="T7" style:family="text">
      <style:text-properties fo:font-style="italic" style:font-style-asian="italic" style:font-style-complex="italic"/>
    </style:style>
    <style:style style:name="T8" style:family="text">
      <style:text-properties style:text-position="sub 58%" fo:font-style="italic" style:font-style-asian="italic" style:font-style-complex="italic"/>
    </style:style>
    <style:style style:name="T9" style:family="text"/>
    <style:style style:name="fr1" style:family="graphic" style:parent-style-name="OLE">
      <style:graphic-properties fo:margin-left="0cm" fo:margin-right="0cm" fo:margin-top="0cm" fo:margin-bottom="0cm" style:vertical-pos="middle" style:vertical-rel="text" fo:padding="0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h text:style-name="P4" text:outline-level="1" text:is-list-header="true"><text:span text:style-name="T1">Appendix E - </text:span><text:span text:style-name="T4">c</text:span><text:span text:style-name="T6">2</text:span><text:span text:style-name="T1"> Testing of Correlation Between Cold Shuts and Leakers</text:span></text:h>
      <text:p text:style-name="Text_20_body"><text:bookmark-ref text:reference-format="text" text:ref-name="_Ref408835359">Table   E .1</text:bookmark-ref><text:s/>gives the number of leakers detected on castings divided into groups of different severity of cold shutting.</text:p>
      <table:table table:name="Table1" table:style-name="Table1">
        <table:table-column table:style-name="Table1.A"/>
        <table:table-column table:style-name="Table1.B" table:number-columns-repeated="4"/>
        <table:table-column table:style-name="Table1.F"/>
        <table:table-row table:style-name="Table1.1">
          <table:table-cell table:style-name="Table1.A1" office:value-type="string">
            <text:p text:style-name="P7">Level of Cold Shutting</text:p>
          </table:table-cell>
          <table:table-cell table:style-name="Table1.B1" office:value-type="string">
            <text:p text:style-name="P8">None</text:p>
          </table:table-cell>
          <table:table-cell table:style-name="Table1.C1" office:value-type="string">
            <text:p text:style-name="P8">Small</text:p>
          </table:table-cell>
          <table:table-cell table:style-name="Table1.C1" office:value-type="string">
            <text:p text:style-name="P8">Moderate</text:p>
          </table:table-cell>
          <table:table-cell table:style-name="Table1.C1" office:value-type="string">
            <text:p text:style-name="P8">Extensive</text:p>
          </table:table-cell>
          <table:table-cell table:style-name="Table1.F1" office:value-type="string">
            <text:p text:style-name="P8">Severe</text:p>
          </table:table-cell>
        </table:table-row>
        <table:table-row table:style-name="Table1.1">
          <table:table-cell table:style-name="Table1.A2" office:value-type="string">
            <text:p text:style-name="P7">Number of Castings</text:p>
          </table:table-cell>
          <table:table-cell table:style-name="Table1.B2" office:value-type="string">
            <text:p text:style-name="P8">24</text:p>
          </table:table-cell>
          <table:table-cell table:style-name="Table1.C2" office:value-type="string">
            <text:p text:style-name="P8">15</text:p>
          </table:table-cell>
          <table:table-cell table:style-name="Table1.C2" office:value-type="string">
            <text:p text:style-name="P8">13</text:p>
          </table:table-cell>
          <table:table-cell table:style-name="Table1.C2" office:value-type="string">
            <text:p text:style-name="P8">9</text:p>
          </table:table-cell>
          <table:table-cell table:style-name="Table1.F2" office:value-type="string">
            <text:p text:style-name="P8">4</text:p>
          </table:table-cell>
        </table:table-row>
        <table:table-row table:style-name="Table1.1">
          <table:table-cell table:style-name="Table1.A2" office:value-type="string">
            <text:p text:style-name="P7">Number of Leakers</text:p>
          </table:table-cell>
          <table:table-cell table:style-name="Table1.B2" office:value-type="string">
            <text:p text:style-name="P8">2</text:p>
          </table:table-cell>
          <table:table-cell table:style-name="Table1.C2" office:value-type="string">
            <text:p text:style-name="P8">4</text:p>
          </table:table-cell>
          <table:table-cell table:style-name="Table1.C2" office:value-type="string">
            <text:p text:style-name="P8">6</text:p>
          </table:table-cell>
          <table:table-cell table:style-name="Table1.C2" office:value-type="string">
            <text:p text:style-name="P8">6</text:p>
          </table:table-cell>
          <table:table-cell table:style-name="Table1.F2" office:value-type="string">
            <text:p text:style-name="P8">4</text:p>
          </table:table-cell>
        </table:table-row>
        <table:table-row table:style-name="Table1.1">
          <table:table-cell table:style-name="Table1.A1" office:value-type="string">
            <text:p text:style-name="P7">Leaking Castings/Castings</text:p>
          </table:table-cell>
          <table:table-cell table:style-name="Table1.B1" office:value-type="string">
            <text:p text:style-name="P8">0.083</text:p>
          </table:table-cell>
          <table:table-cell table:style-name="Table1.C1" office:value-type="string">
            <text:p text:style-name="P8">0.27</text:p>
          </table:table-cell>
          <table:table-cell table:style-name="Table1.C1" office:value-type="string">
            <text:p text:style-name="P8">0.46</text:p>
          </table:table-cell>
          <table:table-cell table:style-name="Table1.C1" office:value-type="string">
            <text:p text:style-name="P8">0.67</text:p>
          </table:table-cell>
          <table:table-cell table:style-name="Table1.F1" office:value-type="string">
            <text:p text:style-name="P8">1</text:p>
          </table:table-cell>
        </table:table-row>
      </table:table>
      <text:p text:style-name="Caption"><text:bookmark-start text:name="_Ref408835359"/>Table <field:fieldmark-start text:name="__Fieldmark__5351_321145736" field:type="vnd.oasis.opendocument.field.UNHANDLED"><field:param field:name="vnd.oasis.opendocument.field.code" field:value=" STYLEREF 1 \n "/><field:param field:name="vnd.oasis.opendocument.field.id" field:value="10"/></field:fieldmark-start>E<field:fieldmark-end/>.<text:sequence text:ref-name="refTable0" text:name="Table" text:formula="ooow:Table=1" style:num-format="1">1</text:sequence><text:bookmark-end text:name="_Ref408835359"/> Relationship Between Level of Cold Shuts and the Occurrence of Leakers.</text:p>
      <text:p text:style-name="Text_20_body">We can test whether the relationship evident in the data in <text:bookmark-ref text:reference-format="text" text:ref-name="_Ref408835359">Table   E .1</text:bookmark-ref><text:s/>is likely to occur due to random sampling in a population where there is in fact no relationship between cold shuts and leakers, this is referred to as the “Null Hypothesis”. This can be done using a <text:span text:style-name="T3">c</text:span><text:span text:style-name="T5">2</text:span> test in a similar manner to that used in Chapter 4.</text:p>
      <text:p text:style-name="Text_20_body">Initially we determine a <text:span text:style-name="T3">c</text:span><text:span text:style-name="T5">2</text:span> value using <text:bookmark-ref text:reference-format="text" text:ref-name="_Ref408835403">                 Equation   E .1</text:bookmark-ref>. This can then be compared with tabulated values to give a probability of the null hypothesis being correct.</text:p>
      <text:p text:style-name="P1"><text:bookmark-start text:name="_Ref408835403"/><text:bookmark-start text:name="_Ref407360213"/><text:bookmark-start text:name="_Ref402776955"/><draw:frame draw:style-name="fr1" draw:name="Object1" text:anchor-type="as-char" svg:width="3.036cm" svg:height="1.251cm" draw:z-index="0"><draw:object xlink:href="./Object 1" xlink:type="simple" xlink:show="embed" xlink:actuate="onLoad"/><draw:image xlink:href="./ObjectReplacements/Object 1" xlink:type="simple" xlink:show="embed" xlink:actuate="onLoad"/></draw:frame><text:tab/><text:tab/><text:tab/><text:tab/><text:bookmark-end text:name="_Ref407360213"/><text:bookmark-end text:name="_Ref402776955"/><text:tab/><text:tab/> <text:s text:c="10"/>Equation <field:fieldmark-start text:name="__Fieldmark__5352_321145736" field:type="vnd.oasis.opendocument.field.UNHANDLED"><field:param field:name="vnd.oasis.opendocument.field.code" field:value=" STYLEREF 1 \n "/><field:param field:name="vnd.oasis.opendocument.field.id" field:value="10"/></field:fieldmark-start>E<field:fieldmark-end/>.<text:sequence text:ref-name="refEquation0" text:name="Equation" text:formula="ooow:Equation=1" style:num-format="1">1</text:sequence><text:bookmark-end text:name="_Ref408835403"/> [E1]</text:p>
      <text:p text:style-name="Text_20_body">The terms <text:span text:style-name="T7">o</text:span><text:span text:style-name="T8">i</text:span> and <text:span text:style-name="T7">e</text:span><text:span text:style-name="T8">i</text:span> represent the observed and expected frequencies for the <text:span text:style-name="T7">i</text:span>th cell. The term <text:span text:style-name="T7">k</text:span> represents the number of groups of data. The observed values are found from the actual data, in our case the number of leakers at each level of cold shuts. The expected value refers to the value we would expect to occur if the null hypothesis were true. For each level of cold shutting this can be found by multiplying the overall leaker rate by the number of castings at each cold shut level. However, when we do this we find that the expected values for cold shut levels moderate, extensive, and severe, are less than 5. It is a requirement of the <text:span text:style-name="T3">c</text:span><text:span text:style-name="T5">2</text:span> test that the expected value of each sample must be greater than 5, [E2]. In order to overcome this problem we can regroup the data as shown in <text:bookmark-ref text:reference-format="text" text:ref-name="_Ref407360970">Table   E .2</text:bookmark-ref>. This will allow us to perform a <text:span text:style-name="T3">c</text:span><text:span text:style-name="T5">2</text:span> test on the data. Should the null hypothesis be proven unlikely on this regrouped data, it will be similarly unlikely on the original data, <text:bookmark-ref text:reference-format="text" text:ref-name="_Ref408835359">Table   E .1</text:bookmark-ref>.</text:p>
      <text:p text:style-name="Text_20_body"/>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5">Cold Shuts</text:p>
          </table:table-cell>
          <table:table-cell table:style-name="Table2.B1" office:value-type="string">
            <text:p text:style-name="P6">None</text:p>
          </table:table-cell>
          <table:table-cell table:style-name="Table2.C1" office:value-type="string">
            <text:p text:style-name="P6">Small</text:p>
          </table:table-cell>
          <table:table-cell table:style-name="Table2.D1" office:value-type="string">
            <text:p text:style-name="P6">Moderate to <text:soft-page-break/>Severe</text:p>
          </table:table-cell>
        </table:table-row>
        <table:table-row table:style-name="Table2.1">
          <table:table-cell table:style-name="Table2.A2" office:value-type="string">
            <text:p text:style-name="P5">Castings</text:p>
          </table:table-cell>
          <table:table-cell table:style-name="Table2.B2" office:value-type="string">
            <text:p text:style-name="P6">24</text:p>
          </table:table-cell>
          <table:table-cell table:style-name="Table2.C2" office:value-type="string">
            <text:p text:style-name="P6">15</text:p>
          </table:table-cell>
          <table:table-cell table:style-name="Table2.D2" office:value-type="string">
            <text:p text:style-name="P6">26</text:p>
          </table:table-cell>
        </table:table-row>
        <table:table-row table:style-name="Table2.1">
          <table:table-cell table:style-name="Table2.A2" office:value-type="string">
            <text:p text:style-name="P5">Leakers (Observed Value)</text:p>
          </table:table-cell>
          <table:table-cell table:style-name="Table2.B2" office:value-type="string">
            <text:p text:style-name="P6">2</text:p>
          </table:table-cell>
          <table:table-cell table:style-name="Table2.C2" office:value-type="string">
            <text:p text:style-name="P6">4</text:p>
          </table:table-cell>
          <table:table-cell table:style-name="Table2.D2" office:value-type="string">
            <text:p text:style-name="P6">16</text:p>
          </table:table-cell>
        </table:table-row>
        <table:table-row table:style-name="Table2.1">
          <table:table-cell table:style-name="Table2.A1" office:value-type="string">
            <text:p text:style-name="P5">Expected Value</text:p>
          </table:table-cell>
          <table:table-cell table:style-name="Table2.B1" office:value-type="string">
            <text:p text:style-name="P6">8.123</text:p>
          </table:table-cell>
          <table:table-cell table:style-name="Table2.C1" office:value-type="string">
            <text:p text:style-name="P6">5.077</text:p>
          </table:table-cell>
          <table:table-cell table:style-name="Table2.D1" office:value-type="string">
            <text:p text:style-name="P6">8.800</text:p>
          </table:table-cell>
        </table:table-row>
      </table:table>
      <text:p text:style-name="Caption"><text:bookmark-start text:name="_Ref407360970"/>Table <field:fieldmark-start text:name="__Fieldmark__5353_321145736" field:type="vnd.oasis.opendocument.field.UNHANDLED"><field:param field:name="vnd.oasis.opendocument.field.code" field:value=" STYLEREF 1 \n "/><field:param field:name="vnd.oasis.opendocument.field.id" field:value="10"/></field:fieldmark-start>E<field:fieldmark-end/>.<text:sequence text:ref-name="refTable1" text:name="Table" text:formula="ooow:Table+1" style:num-format="1">2</text:sequence><text:bookmark-end text:name="_Ref407360970"/> Regrouped Cold Shut Levels and Expected Values.</text:p>
      <text:p text:style-name="Text_20_body">Using the expected values given in <text:bookmark-ref text:reference-format="text" text:ref-name="_Ref407360970">Table   E .2</text:bookmark-ref><text:s/>we can now calculate a <text:span text:style-name="T3">c</text:span><text:span text:style-name="T5">2</text:span> value as follows.</text:p>
      <text:p text:style-name="P9"><draw:frame draw:style-name="fr1" draw:name="Object2" text:anchor-type="as-char" svg:width="9.731cm" svg:height="1.092cm" draw:z-index="1"><draw:object xlink:href="./Object 2" xlink:type="simple" xlink:show="embed" xlink:actuate="onLoad"/><draw:image xlink:href="./ObjectReplacements/Object 2" xlink:type="simple" xlink:show="embed" xlink:actuate="onLoad"/></draw:frame></text:p>
      <text:p text:style-name="Text_20_body">We can compare this value with tabulated <text:span text:style-name="T3">c</text:span><text:span text:style-name="T5">2</text:span> values on [E1]. For 2 degrees of freedom<text:span text:style-name="Footnote_20_Symbol"><text:note text:id="ftn1" text:note-class="footnote"><text:note-citation>1</text:note-citation><text:note-body><text:p text:style-name="Footnote"><text:s/>The number of degrees of freedom is defined as the number of classes whose frequencies may be arbitrarily assigned [E2] without changing the overall frequency. In this case it is given by <text:span text:style-name="T7">k</text:span>-1 = 2. </text:p><text:p text:style-name="Footnote">If we arbitrarily assign the number of leakers in two of the groups in <text:bookmark-ref text:reference-format="text" text:ref-name="_Ref407360970">Table   E .2</text:bookmark-ref><text:s/>then the number of leakers in the third group is determined by the fact that there must be 22 leakers overall.</text:p></text:note-body></text:note></text:span> we see that the probability of <text:span text:style-name="T3">c</text:span><text:span text:style-name="T5">2</text:span> exceeding 10.597 is 0.5 %. This indicates that the probability of the null hypothesis being true is slightly less than 0.5%. Thus in all probability, there exists a relationship between the occurrence of cold shuts and the occurrence of leakers.</text:p>
      <text:h text:style-name="Heading_20_2" text:outline-level="2">References</text:h>
      <text:p text:style-name="Text_20_body">E1 Walpole and Myers, <text:span text:style-name="T7">‘Probability and Statistics for Engineers and Scientists’, </text:span>Fifth Edition, Macmillan Publishing Company, 1993.</text:p>
      <text:p text:style-name="Text_20_body">E2 Moroney, <text:span text:style-name="T7">‘Facts from Figures’, </text:span>Second Edition, Penguin Books Ltd., 195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ymbol" style:font-charset="x-symbol"/>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fo:text-align="justify" style:justify-single-word="false"/>
      <style:text-properties fo:font-size="12pt" fo:language="en" fo:country="AU"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paragraph-properties fo:margin-top="0.212cm" fo:margin-bottom="0.212cm" loext:contextual-spacing="false" fo:text-align="center" style:justify-single-word="false"/>
      <style:text-properties fo:font-size="12pt" fo:language="en" fo:country="AU" fo:font-weight="bold" style:font-size-asian="12pt" style:font-weight-asian="bold" style:font-size-complex="1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itle_20_Heading" style:default-outline-level="1" style:class="text">
      <style:paragraph-properties fo:margin-top="0.423cm" fo:margin-bottom="0.106cm" loext:contextual-spacing="false" fo:text-align="center" style:justify-single-word="false" fo:keep-with-next="always"/>
      <style:text-properties style:font-name="Arial" fo:font-family="Arial" style:font-family-generic="swiss" style:font-pitch="variable" fo:font-size="20pt" style:letter-kerning="true" style:font-name-asian="Arial" style:font-family-asian="Arial" style:font-family-generic-asian="swiss" style:font-pitch-asian="variable" style:font-size-asian="20pt" style:font-name-complex="Arial" style:font-family-complex="Arial" style:font-family-generic-complex="swiss" style:font-pitch-complex="variable" style:font-size-complex="20pt"/>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ize-complex="12pt" style:font-style-complex="italic"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loext:contextual-spacing="false" fo:keep-with-next="always"/>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line-height="150%"/>
      <style:text-properties fo:font-size="12pt" fo:font-style="italic" style:font-size-asian="12pt" style:font-style-asian="italic" style:font-size-complex="12pt" style:font-style-complex="italic"/>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style:font-size-complex="9pt" style:font-style-complex="italic"/>
    </style:style>
    <style:style style:name="Table" style:family="paragraph" style:parent-style-name="Text_20_body" style:class="extra">
      <style:paragraph-properties fo:margin-top="0cm" fo:margin-bottom="0cm" loext:contextual-spacing="false" fo:line-height="100%"/>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Formula" style:family="paragraph" style:parent-style-name="Text_20_body">
      <style:paragraph-properties fo:margin-top="0cm" fo:margin-bottom="0cm" loext:contextual-spacing="false" fo:line-height="100%" fo:text-align="center" style:justify-single-word="false"/>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Bulleted_20_List" style:display-name="Bulleted List" style:family="paragraph" style:parent-style-name="Text_20_body" style:list-style-name="WW8StyleNum">
      <style:paragraph-properties fo:margin-left="0.508cm" fo:margin-right="0cm" fo:margin-top="0cm" fo:margin-bottom="0cm" loext:contextual-spacing="false" fo:text-indent="-0.508cm" style:auto-text-indent="false"/>
    </style:style>
    <style:style style:name="Footnote" style:family="paragraph" style:parent-style-name="Standard" style:class="extra">
      <style:paragraph-properties fo:text-align="justify" style:justify-single-word="false"/>
    </style:style>
    <style:style style:name="Formula_20_Last" style:display-name="Formula Last" style:family="paragraph" style:parent-style-name="Formula" style:next-style-name="Text_20_body">
      <style:paragraph-properties fo:margin-top="0cm" fo:margin-bottom="0.212cm" loext:contextual-spacing="false"/>
    </style:style>
    <style:style style:name="Bulleted_20_List_20_Last" style:display-name="Bulleted List Last" style:family="paragraph" style:parent-style-name="Bulleted_20_List" style:next-style-name="Text_20_body">
      <style:paragraph-properties fo:margin-top="0cm" fo:margin-bottom="0.212cm" loext:contextual-spacing="false"/>
    </style:style>
    <style:style style:name="Unnumbered_20_Heading" style:display-name="Unnumbered Heading" style:family="paragraph" style:parent-style-name="Text_20_body" style:next-style-name="Text_20_body">
      <style:text-properties fo:font-weight="bold" style:font-weight-asian="bold" style:font-weight-complex="bold"/>
    </style:style>
    <style:style style:name="Numbered_20_List" style:display-name="Numbered List" style:family="paragraph" style:parent-style-name="Bulleted_20_List" style:list-style-name="WW8StyleNum1">
      <style:paragraph-properties fo:margin-left="0.635cm" fo:margin-right="0cm" fo:text-indent="-0.635cm" style:auto-text-indent="false"/>
    </style:style>
    <style:style style:name="Numbered_20_List_20_Last" style:display-name="Numbered List Last" style:family="paragraph" style:parent-style-name="Numbered_20_List" style:next-style-name="Text_20_body">
      <style:paragraph-properties fo:margin-top="0cm" fo:margin-bottom="0.212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itle_20_Heading" style:display-name="Title Heading" style:family="paragraph" style:parent-style-name="Heading_20_1" style:default-outline-level="" style:list-style-nam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A" style:num-letter-sync="true" text:start-value="5">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style:list-level-properties/>
      </text:outline-level-style>
      <text:outline-level-style text:level="5" style:num-format="1">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StyleNum">
      <text:list-level-style-bullet text:level="1" style:num-prefix="¬" text:bullet-char="¬">
        <style:list-level-properties text:min-label-width="0.499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suffix="." style:num-format="I">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left="0cm" fo:padding-right="0cm" fo:padding-top="0.035cm" fo:padding-bottom="0cm" fo:border-left="none" fo:border-right="none" fo:border-top="0.74pt solid #000000" fo:border-bottom="none"/>
    </style:style>
    <style:style style:name="MP2" style:family="paragraph" style:parent-style-name="Footer">
      <style:paragraph-properties>
        <style:tab-stops>
          <style:tab-stop style:position="3.81cm" style:type="center"/>
          <style:tab-stop style:position="14.651cm" style:type="right"/>
        </style:tab-stops>
      </style:paragraph-properties>
    </style:style>
    <style:style style:name="MT1" style:family="text"/>
    <style:style style:name="MT2" style:family="text">
      <style:text-properties style:font-name="Symbol" style:font-name-asian="Symbol" style:font-name-complex="Symbol"/>
    </style:style>
    <style:style style:name="MT3" style:family="text">
      <style:text-properties style:text-position="super 58%"/>
    </style:style>
    <style:page-layout style:name="Mpm1">
      <style:page-layout-properties fo:page-width="21.001cm" fo:page-height="29.7cm" style:num-format="1" style:print-orientation="portrait" fo:margin-top="2.54cm" fo:margin-bottom="1.245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5cm" fo:margin-top="1.196cm" style:dynamic-spacing="true"/>
      </style:footer-style>
    </style:page-layout>
  </office:automatic-styles>
  <office:master-styles>
    <style:master-page style:name="Standard" style:page-layout-name="Mpm1">
      <style:footer>
        <text:p text:style-name="MP1">Mechanisms of Leaker Formation in Aluminium High Pressure Die Casting<text:tab/><text:span text:style-name="Page_20_Number"><text:page-number text:select-page="current" text:page-adjust="1">131</text:page-number></text:span></text:p>
      </style:footer>
      <style:footer-left>
        <text:p text:style-name="MP2"><text:span text:style-name="Page_20_Number"><text:page-number text:select-page="current" text:page-adjust="1">132</text:page-number></text:span><text:span text:style-name="Page_20_Number"><text:tab/><text:tab/>Appendix E - </text:span><text:span text:style-name="Page_20_Number"><text:span text:style-name="MT2">c</text:span></text:span><text:span text:style-name="Page_20_Number"><text:span text:style-name="MT3">2</text:span></text:span><text:span text:style-name="Page_20_Number"> Testing of Correlation Between Cold Shuts and Leakers</text:span></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c2 Testing of Correlation Between Cold Shuts and Leakers</dc:title>
    <meta:initial-creator>Stephen Thompson</meta:initial-creator>
    <meta:creation-date>1997-12-21T18:33:00.000551000</meta:creation-date>
    <dc:date>2021-07-06T21:15:58.991417345</dc:date>
    <meta:print-date>1998-01-09T19:56:00</meta:print-date>
    <meta:editing-cycles>22</meta:editing-cycles>
    <meta:editing-duration>PT1H12M52S</meta:editing-duration>
    <meta:document-statistic meta:table-count="2" meta:image-count="0" meta:object-count="2" meta:page-count="2" meta:paragraph-count="58" meta:word-count="609" meta:character-count="3342" meta:non-whitespace-character-count="2752"/>
    <meta:generator>LibreOffice/6.4.7.2$Linux_X86_64 LibreOffice_project/40$Build-2</meta:generator>
  </office:meta>
</office:document-meta>
</file>

<file path=Object 1/content.xml><?xml version="1.0" encoding="utf-8"?>
<math xmlns="http://www.w3.org/1998/Math/MathML" display="block">
  <semantics>
    <mrow>
      <mstyle mathsize="12pt">
        <mrow>
          <msup>
            <mi>c</mi>
            <mstyle mathsize="8pt">
              <mn>2</mn>
            </mstyle>
          </msup>
          <mo stretchy="false">=</mo>
          <mrow>
            <munderover>
              <mo stretchy="false">∑</mo>
              <mstyle mathsize="8pt">
                <mrow>
                  <mi>i</mi>
                  <mo stretchy="false">=</mo>
                  <mn>1</mn>
                </mrow>
              </mstyle>
              <mstyle mathsize="8pt">
                <mi>k</mi>
              </mstyle>
            </munderover>
            <mfrac>
              <mrow>
                <mo stretchy="false">(</mo>
                <mrow>
                  <msub>
                    <mi>o</mi>
                    <mstyle mathsize="8pt">
                      <mi>i</mi>
                    </mstyle>
                  </msub>
                  <mo stretchy="false">−</mo>
                  <msub>
                    <mi>e</mi>
                    <mstyle mathsize="8pt">
                      <mi>i</mi>
                    </mstyle>
                  </msub>
                </mrow>
                <msup>
                  <mo stretchy="false">)</mo>
                  <mstyle mathsize="8pt">
                    <mn>2</mn>
                  </mstyle>
                </msup>
              </mrow>
              <msub>
                <mi>e</mi>
                <mstyle mathsize="8pt">
                  <mi>i</mi>
                </mstyle>
              </msub>
            </mfrac>
          </mrow>
        </mrow>
      </mstyle>
      <mrow/>
    </mrow>
    <annotation encoding="StarMath 5.0"> size 12{c rSup { size 8{2} } = Sum cSub { size 8{i=1} }  cSup { size 8{k} }  { {  { \( o rSub { size 8{i} } -e rSub { size 8{i} }  \)  rSup { size 8{2} } }  over  {e rSub { size 8{i} } } } } } {}</annotation>
  </semantics>
</math>
</file>

<file path=Object 2/content.xml><?xml version="1.0" encoding="utf-8"?>
<math xmlns="http://www.w3.org/1998/Math/MathML" display="block">
  <semantics>
    <mrow>
      <mstyle mathsize="12pt">
        <mrow>
          <mrow>
            <msup>
              <mi>c</mi>
              <mstyle mathsize="8pt">
                <mn>2</mn>
              </mstyle>
            </msup>
            <mo stretchy="false">=</mo>
            <mrow>
              <mfrac>
                <mrow>
                  <mo stretchy="false">(</mo>
                  <mrow>
                    <mn>2</mn>
                    <mo stretchy="false">−</mo>
                    <mn>8</mn>
                  </mrow>
                  <mtext>.</mtext>
                  <mtext>123</mtext>
                  <msup>
                    <mo stretchy="false">)</mo>
                    <mstyle mathsize="8pt">
                      <mn>2</mn>
                    </mstyle>
                  </msup>
                </mrow>
                <mrow>
                  <mn>8</mn>
                  <mtext>.</mtext>
                  <mtext>123</mtext>
                </mrow>
              </mfrac>
              <mo stretchy="false">+</mo>
              <mfrac>
                <mrow>
                  <mo stretchy="false">(</mo>
                  <mrow>
                    <mn>4</mn>
                    <mo stretchy="false">−</mo>
                    <mn>5</mn>
                  </mrow>
                  <mtext>.</mtext>
                  <mtext>077</mtext>
                  <msup>
                    <mo stretchy="false">)</mo>
                    <mstyle mathsize="8pt">
                      <mn>2</mn>
                    </mstyle>
                  </msup>
                </mrow>
                <mrow>
                  <mn>5</mn>
                  <mtext>.</mtext>
                  <mtext>077</mtext>
                </mrow>
              </mfrac>
              <mo stretchy="false">+</mo>
              <mfrac>
                <mrow>
                  <mo stretchy="false">(</mo>
                  <mrow>
                    <mtext>16</mtext>
                    <mo stretchy="false">−</mo>
                    <mn>8</mn>
                  </mrow>
                  <mtext>.</mtext>
                  <mtext>800</mtext>
                  <msup>
                    <mo stretchy="false">)</mo>
                    <mstyle mathsize="8pt">
                      <mn>2</mn>
                    </mstyle>
                  </msup>
                </mrow>
                <mrow>
                  <mn>8</mn>
                  <mtext>.</mtext>
                  <mtext>800</mtext>
                </mrow>
              </mfrac>
            </mrow>
            <mo stretchy="false">=</mo>
            <mtext>10</mtext>
          </mrow>
          <mtext>.</mtext>
          <mtext>73</mtext>
        </mrow>
      </mstyle>
      <mrow/>
    </mrow>
    <annotation encoding="StarMath 5.0"> size 12{c rSup { size 8{2} } = {  { \( 2-8 "." "123" \)  rSup { size 8{2} } }  over  {8 "." "123"} } + {  { \( 4-5 "." "077" \)  rSup { size 8{2} } }  over  {5 "." "077"} } + {  { \( "16"-8 "." "800" \)  rSup { size 8{2} } }  over  {8 "." "800"} } ="10" "." "73"} {}</annotation>
  </semantics>
</math>
</file>